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62cm"/>
    </style:style>
    <style:style style:name="co3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7.853cm"/>
    </style:style>
    <style:style style:name="co9" style:family="table-column">
      <style:table-column-properties fo:break-before="auto" style:column-width="5.66cm"/>
    </style:style>
    <style:style style:name="co10" style:family="table-column">
      <style:table-column-properties fo:break-before="auto" style:column-width="9.073cm"/>
    </style:style>
    <style:style style:name="co11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cc" style:text-align-source="fix" style:repeat-content="false" fo:wrap-option="wrap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wrap-option="wrap" fo:border-left="0.002cm solid #000000" fo:border-right="none" fo:border-top="none"/>
    </style:style>
    <style:style style:name="ce8" style:family="table-cell" style:parent-style-name="Default">
      <style:table-cell-properties fo:border-bottom="none" fo:wrap-option="wrap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353cm"/>
    </style:style>
    <style:style style:name="ce10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706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.706cm"/>
    </style:style>
    <style:style style:name="ce1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1.058cm"/>
    </style:style>
    <style:style style:name="ce13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ext-properties fo:color="#b2b2b2"/>
    </style:style>
    <style:style style:name="ce19" style:family="table-cell" style:parent-style-name="Default"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0" style:family="table-cell" style:parent-style-name="Default"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1" style:family="table-cell" style:parent-style-name="Default">
      <style:table-cell-properties fo:border-bottom="0.002cm solid #000000" fo:border-left="none" fo:border-right="none" fo:border-top="none"/>
      <style:map style:condition="is-true-formula(FIND(&quot;Must Have&quot;;[.D10];1))" style:apply-style-name="Red" style:base-cell-address="GDT.D10"/>
      <style:map style:condition="is-true-formula(FIND(&quot;Nice to Have&quot;;[.D10];1))" style:apply-style-name="Yellow" style:base-cell-address="GDT.D10"/>
      <style:map style:condition="is-true-formula(FIND(&quot;Should Have&quot;;[.D10];1))" style:apply-style-name="Yellow" style:base-cell-address="GDT.D10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Cut"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24" style:family="table-cell" style:parent-style-name="Cut"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25" style:family="table-cell" style:parent-style-name="Cut">
      <style:table-cell-properties fo:border-bottom="0.002cm solid #000000" fo:border-left="none" fo:border-right="none" fo:border-top="none"/>
      <style:map style:condition="is-true-formula(FIND(&quot;Integrated&quot;;[.E10];1))" style:apply-style-name="Green" style:base-cell-address="GDT.E10"/>
      <style:map style:condition="is-true-formula(FIND(&quot;Not Started&quot;;[.E10];1))" style:apply-style-name="Red" style:base-cell-address="GDT.E10"/>
      <style:map style:condition="is-true-formula(FIND(&quot;In Progress&quot;;[.E10];1))" style:apply-style-name="Yellow" style:base-cell-address="GDT.E10"/>
      <style:map style:condition="is-true-formula(FIND(&quot;In Review&quot;;[.E10];1))" style:apply-style-name="Blue" style:base-cell-address="GDT.E10"/>
      <style:map style:condition="is-true-formula(FIND(&quot;Cut&quot;;[.E10];1))" style:apply-style-name="Cut" style:base-cell-address="GDT.E10"/>
    </style:style>
    <style:style style:name="ce2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order-bottom="none" fo:border-left="none" fo:border-right="0.002cm solid #000000" fo:border-top="none"/>
    </style:style>
    <style:style style:name="ce29" style:family="table-cell" style:parent-style-name="Default">
      <style:table-cell-properties fo:border-bottom="none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</style:style>
    <style:style style:name="ce31" style:family="table-cell" style:parent-style-name="Default">
      <style:table-cell-properties fo:background-color="#000000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3.$B$3:.$B$5])" table:allow-empty-cell="true" table:display-list="unsorted" table:base-cell-address="GDT.D5"/>
        <table:content-validation table:name="val2" table:condition="of:cell-content-is-in-list([$Sheet3.$C$3:.$C$7])" table:allow-empty-cell="true" table:display-list="unsorted" table:base-cell-address="GDT.E5"/>
        <table:content-validation table:name="val3" table:condition="of:cell-content-is-in-list([$Sheet3.$D$3:.$D$6])" table:allow-empty-cell="true" table:display-list="unsorted" table:base-cell-address="GDT.G5"/>
      </table:content-validations>
      <table:table table:name="GDT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20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8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2">
          <table:table-cell/>
          <table:table-cell table:style-name="ce1" office:value-type="string">
            <text:p>Project Name:</text:p>
          </table:table-cell>
          <table:table-cell table:style-name="ce14" office:value-type="string">
            <text:p>Math Game</text:p>
          </table:table-cell>
          <table:table-cell table:style-name="ce18" office:value-type="string">
            <text:p>GDT v1 (19-07-20)</text:p>
          </table:table-cell>
          <table:table-cell table:style-name="ce22" office:value-type="string">
            <text:p>Author:</text:p>
          </table:table-cell>
          <table:table-cell table:style-name="ce14" office:value-type="string">
            <text:p>HokuHakase</text:p>
          </table:table-cell>
          <table:table-cell table:style-name="ce1" office:value-type="string">
            <text:p>Team:</text:p>
          </table:table-cell>
          <table:table-cell table:style-name="ce14" office:value-type="string" table:number-columns-spanned="2" table:number-rows-spanned="1">
            <text:p>Hoku's Lab</text:p>
          </table:table-cell>
          <table:covered-table-cell table:style-name="ce27"/>
        </table:table-row>
        <table:table-row table:style-name="ro1">
          <table:table-cell/>
          <table:table-cell table:style-name="ce2" office:value-type="string" table:number-columns-spanned="5" table:number-rows-spanned="1">
            <text:p>DEV</text:p>
          </table:table-cell>
          <table:covered-table-cell/>
          <table:covered-table-cell table:number-columns-repeated="2" table:style-name="Default"/>
          <table:covered-table-cell/>
          <table:table-cell table:style-name="ce26" office:value-type="string" table:number-columns-spanned="2" table:number-rows-spanned="1">
            <text:p>QA</text:p>
          </table:table-cell>
          <table:covered-table-cell/>
          <table:table-cell table:style-name="ce27"/>
        </table:table-row>
        <table:table-row table:style-name="ro1">
          <table:table-cell/>
          <table:table-cell table:style-name="ce3" office:value-type="string">
            <text:p>Summary</text:p>
          </table:table-cell>
          <table:table-cell table:style-name="ce3" office:value-type="string">
            <text:p>Team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State</text:p>
          </table:table-cell>
          <table:table-cell table:style-name="ce3" office:value-type="string">
            <text:p>Assignee</text:p>
          </table:table-cell>
          <table:table-cell table:style-name="ce3" office:value-type="string">
            <text:p>QA Status</text:p>
          </table:table-cell>
          <table:table-cell table:style-name="ce3" office:value-type="string">
            <text:p>Bug ID</text:p>
          </table:table-cell>
          <table:table-cell table:style-name="ce3" office:value-type="string">
            <text:p>Note</text:p>
          </table:table-cell>
        </table:table-row>
        <table:table-row table:style-name="ro2">
          <table:table-cell/>
          <table:table-cell table:style-name="ce4" office:value-type="string">
            <text:p>[Math Game] is a puzzle game about fusing numbers togeth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3">
          <table:table-cell/>
          <table:table-cell table:style-name="ce4" office:value-type="string">
            <text:p>Players must find two number that adds/subtracts/multiply or divide to the target number.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4" office:value-type="string">
            <text:p>Target Platform: [Arduboy]</text:p>
          </table:table-cell>
          <table:table-cell/>
          <table:table-cell table:style-name="Default" table:content-validation-name="val1"/>
          <table:table-cell table:style-name="Default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8" table:number-rows-spanned="1">
            <text:p>GAMEPLAY</text:p>
          </table:table-cell>
          <table:covered-table-cell table:number-columns-repeated="7" table:style-name="ce15"/>
        </table:table-row>
        <table:table-row table:style-name="ro2">
          <table:table-cell/>
          <table:table-cell table:style-name="ce6" office:value-type="string">
            <text:p>The grid</text:p>
          </table:table-cell>
          <table:table-cell table:style-name="ce16"/>
          <table:table-cell table:style-name="ce19" table:content-validation-name="val1"/>
          <table:table-cell table:style-name="ce23" table:content-validation-name="val2"/>
          <table:table-cell table:style-name="ce16"/>
          <table:table-cell table:content-validation-name="val3"/>
          <table:table-cell table:style-name="ce16"/>
          <table:table-cell table:style-name="ce29"/>
        </table:table-row>
        <table:table-row table:style-name="ro2">
          <table:table-cell/>
          <table:table-cell office:value-type="string">
            <text:p>This area contains a grid of up to [6] by [6] tiles</text:p>
          </table:table-cell>
          <table:table-cell office:value-type="string">
            <text:p>Gameplay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grid size can be changed before starting a game</text:p>
          </table:table-cell>
          <table:table-cell office:value-type="string">
            <text:p>Gameplay</text:p>
          </table:table-cell>
          <table:table-cell table:style-name="ce19" table:content-validation-name="val1" office:value-type="string">
            <text:p>Nice to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Grid tiles</text:p>
          </table:table-cell>
          <table:table-cell/>
          <table:table-cell table:style-name="ce19" table:content-validation-name="val1"/>
          <table:table-cell table:style-name="ce23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Each tile contains a number between [0] and [9] inclusively</text:p>
          </table:table-cell>
          <table:table-cell office:value-type="string">
            <text:p>Gameplay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Moving around the grid</text:p>
          </table:table-cell>
          <table:table-cell/>
          <table:table-cell table:style-name="ce19" table:content-validation-name="val1"/>
          <table:table-cell table:style-name="ce23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Up Arrow] moves the cursor up in the gri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Down Arrow] moves the cursor down in the gri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Left Arrow] moves the cursor left in the gri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essing the [Right Arrow] moves the cursor right in the gri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the movement makes the cursor leave the gri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The cursor does not mov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0" office:value-type="string">
            <text:p>OR</text:p>
          </table:table-cell>
          <table:table-cell/>
          <table:table-cell table:style-name="ce19" table:content-validation-name="val1"/>
          <table:table-cell table:style-name="ce23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9" office:value-type="string">
            <text:p>The cursor wraps around to the opposite sid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Nice to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 a tile is currently selecte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3">
          <table:table-cell/>
          <table:table-cell table:style-name="ce9" office:value-type="string">
            <text:p>The cursor can only move to tiles that are horizontally and vertically adjacent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Selecting a tile</text:p>
          </table:table-cell>
          <table:table-cell/>
          <table:table-cell table:style-name="ce19" table:content-validation-name="val1"/>
          <table:table-cell table:style-name="ce23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Pressing the [1] button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If no tile is selecte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>
            <text:p>Selects the tile highlighted by the cursor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If a tile is selected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>
            <text:p>If the hovered tile is the same as the selected til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>
            <text:p>Unselect the til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>
            <text:p>If the hovered tile is not the same as the selected til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>
            <text:p>Perform calculation with the previously selected tile</text:p>
          </table:table-cell>
          <table:table-cell office:value-type="string">
            <text:p>Controls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Not Star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19" table:content-validation-name="val1"/>
          <table:table-cell table:style-name="ce23"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8" table:number-rows-spanned="1">
            <text:p>VISUALS</text:p>
          </table:table-cell>
          <table:covered-table-cell table:number-columns-repeated="7" table:style-name="ce15"/>
        </table:table-row>
        <table:table-row table:style-name="ro2">
          <table:table-cell/>
          <table:table-cell table:style-name="ce8" office:value-type="string">
            <text:p>The grid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he grid starts rendering at position [8],[5] on the screen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re is a [1] pixel margin between the tiles</text:p>
          </table:table-cell>
          <table:table-cell office:value-type="string">
            <text:p>UI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8" office:value-type="string">
            <text:p>Grid tiles</text:p>
          </table:table-cell>
          <table:table-cell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office:value-type="string">
            <text:p>Tiles are squares of [8] pixel wide and large</text:p>
          </table:table-cell>
          <table:table-cell office:value-type="string">
            <text:p>UI</text:p>
          </table:table-cell>
          <table:table-cell table:content-validation-name="val1" office:value-type="string">
            <text:p>Must Have</text:p>
          </table:table-cell>
          <table:table-cell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iles have a [1] pixel border</text:p>
          </table:table-cell>
          <table:table-cell office:value-type="string">
            <text:p>UI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number assigned to this grid is</text:p>
          </table:table-cell>
          <table:table-cell office:value-type="string">
            <text:p>UI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rendered using the Tinyfont library</text:p>
          </table:table-cell>
          <table:table-cell office:value-type="string">
            <text:p>UI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2">
          <table:table-cell/>
          <table:table-cell table:style-name="ce9" office:value-type="string">
            <text:p>Rendered [2],[2] pixels further from the tile's top left corner</text:p>
          </table:table-cell>
          <table:table-cell office:value-type="string">
            <text:p>UI</text:p>
          </table:table-cell>
          <table:table-cell table:style-name="ce19" table:content-validation-name="val1" office:value-type="string">
            <text:p>Must Have</text:p>
          </table:table-cell>
          <table:table-cell table:style-name="ce23" table:content-validation-name="val2" office:value-type="string">
            <text:p>Integrated</text:p>
          </table:table-cell>
          <table:table-cell office:value-type="string">
            <text:p>HokuHakase</text:p>
          </table:table-cell>
          <table:table-cell table:content-validation-name="val3" office:value-type="string">
            <text:p>Not Implemented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2">
          <table:table-cell/>
          <table:table-cell table:style-name="ce5" office:value-type="string" table:number-columns-spanned="8" table:number-rows-spanned="1">
            <text:p>AUDIO</text:p>
          </table:table-cell>
          <table:covered-table-cell table:number-columns-repeated="7" table:style-name="ce15"/>
        </table:table-row>
        <table:table-row table:style-name="ro1" table:number-rows-repeated="30"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/>
        </table:table-row>
        <table:table-row table:style-name="ro1">
          <table:table-cell/>
          <table:table-cell table:style-name="ce13"/>
          <table:table-cell table:style-name="ce17"/>
          <table:table-cell table:style-name="ce21" table:content-validation-name="val1"/>
          <table:table-cell table:style-name="ce25" table:content-validation-name="val2"/>
          <table:table-cell table:style-name="ce17"/>
          <table:table-cell table:style-name="ce17" table:content-validation-name="val3"/>
          <table:table-cell table:style-name="ce17"/>
          <table:table-cell table:style-name="ce30"/>
        </table:table-row>
      </table:table>
      <table:table table:name="Definitions" table:style-name="ta1" table:print="false">
        <table:table-column table:style-name="co1" table:default-cell-style-name="Default"/>
        <table:table-column table:style-name="co9" table:default-cell-style-name="ce32"/>
        <table:table-column table:style-name="co10" table:default-cell-style-name="ce32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31" office:value-type="string">
            <text:p>Term</text:p>
          </table:table-cell>
          <table:table-cell table:style-name="ce31" office:value-type="string">
            <text:p>Meaning</text:p>
          </table:table-cell>
        </table:table-row>
        <table:table-row table:style-name="ro2">
          <table:table-cell/>
          <table:table-cell office:value-type="string">
            <text:p>Must Have</text:p>
          </table:table-cell>
          <table:table-cell office:value-type="string">
            <text:p>A feature vital to the game.</text:p>
          </table:table-cell>
        </table:table-row>
        <table:table-row table:style-name="ro2">
          <table:table-cell/>
          <table:table-cell office:value-type="string">
            <text:p>Should Have</text:p>
          </table:table-cell>
          <table:table-cell office:value-type="string">
            <text:p>A feature that ensures a high quality game.</text:p>
          </table:table-cell>
        </table:table-row>
        <table:table-row table:style-name="ro2">
          <table:table-cell/>
          <table:table-cell office:value-type="string">
            <text:p>Nice to Have</text:p>
          </table:table-cell>
          <table:table-cell office:value-type="string">
            <text:p>An optional feature that would make the game better.</text:p>
          </table:table-cell>
        </table:table-row>
        <table:table-row table:style-name="ro2">
          <table:table-cell/>
          <table:table-cell office:value-type="string">
            <text:p>Not Started</text:p>
          </table:table-cell>
          <table:table-cell office:value-type="string">
            <text:p>No work has been done on this feature yet.</text:p>
          </table:table-cell>
        </table:table-row>
        <table:table-row table:style-name="ro2">
          <table:table-cell/>
          <table:table-cell office:value-type="string">
            <text:p>In Progress</text:p>
          </table:table-cell>
          <table:table-cell office:value-type="string">
            <text:p>A developer is actively working on this feature.</text:p>
          </table:table-cell>
        </table:table-row>
        <table:table-row table:style-name="ro2">
          <table:table-cell/>
          <table:table-cell office:value-type="string">
            <text:p>In Review</text:p>
          </table:table-cell>
          <table:table-cell office:value-type="string">
            <text:p>The feature is done and being review by the team.</text:p>
          </table:table-cell>
        </table:table-row>
        <table:table-row table:style-name="ro2">
          <table:table-cell/>
          <table:table-cell office:value-type="string">
            <text:p>Integrated</text:p>
          </table:table-cell>
          <table:table-cell office:value-type="string">
            <text:p>The feature is done and will only receive bug fixes.</text:p>
          </table:table-cell>
        </table:table-row>
        <table:table-row table:style-name="ro3">
          <table:table-cell/>
          <table:table-cell office:value-type="string">
            <text:p>Cut</text:p>
          </table:table-cell>
          <table:table-cell office:value-type="string">
            <text:p>The feature is cut and no longer in the scope of the game.</text:p>
          </table:table-cell>
        </table:table-row>
        <table:table-row table:style-name="ro2">
          <table:table-cell/>
          <table:table-cell office:value-type="string">
            <text:p>Not Implemented</text:p>
          </table:table-cell>
          <table:table-cell office:value-type="string">
            <text:p>The feature has yet to be useable without debug.</text:p>
          </table:table-cell>
        </table:table-row>
        <table:table-row table:style-name="ro3">
          <table:table-cell/>
          <table:table-cell office:value-type="string">
            <text:p>Not Okay</text:p>
          </table:table-cell>
          <table:table-cell office:value-type="string">
            <text:p>The feature has a major issue that prevents useability. (e.g. crash, non-functional button)</text:p>
          </table:table-cell>
        </table:table-row>
        <table:table-row table:style-name="ro3">
          <table:table-cell/>
          <table:table-cell office:value-type="string">
            <text:p>Okay But</text:p>
          </table:table-cell>
          <table:table-cell office:value-type="string">
            <text:p>The feature has a minor issue that does not prevent useability. (e.g. graphical issue)</text:p>
          </table:table-cell>
        </table:table-row>
        <table:table-row table:style-name="ro2">
          <table:table-cell/>
          <table:table-cell office:value-type="string">
            <text:p>Okay</text:p>
          </table:table-cell>
          <table:table-cell office:value-type="string">
            <text:p>The feature is working without issue.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11" table:default-cell-style-name="ce34"/>
        <table:table-column table:style-name="co6" table:default-cell-style-name="ce34"/>
        <table:table-column table:style-name="co7" table:default-cell-style-name="ce3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33" office:value-type="string">
            <text:p>Priority</text:p>
          </table:table-cell>
          <table:table-cell table:style-name="ce33" office:value-type="string">
            <text:p>State</text:p>
          </table:table-cell>
          <table:table-cell table:style-name="ce33" office:value-type="string">
            <text:p>QA Status</text:p>
          </table:table-cell>
        </table:table-row>
        <table:table-row table:style-name="ro1">
          <table:table-cell/>
          <table:table-cell office:value-type="string">
            <text:p>Must Have</text:p>
          </table:table-cell>
          <table:table-cell office:value-type="string">
            <text:p>Not Started</text:p>
          </table:table-cell>
          <table:table-cell office:value-type="string">
            <text:p>Not Implemented</text:p>
          </table:table-cell>
        </table:table-row>
        <table:table-row table:style-name="ro1">
          <table:table-cell/>
          <table:table-cell office:value-type="string">
            <text:p>Should Have</text:p>
          </table:table-cell>
          <table:table-cell office:value-type="string">
            <text:p>In Progress</text:p>
          </table:table-cell>
          <table:table-cell office:value-type="string">
            <text:p>Not Okay</text:p>
          </table:table-cell>
        </table:table-row>
        <table:table-row table:style-name="ro1">
          <table:table-cell/>
          <table:table-cell office:value-type="string">
            <text:p>Nice to Have</text:p>
          </table:table-cell>
          <table:table-cell office:value-type="string">
            <text:p>In Review</text:p>
          </table:table-cell>
          <table:table-cell office:value-type="string">
            <text:p>Okay But</text:p>
          </table:table-cell>
        </table:table-row>
        <table:table-row table:style-name="ro1">
          <table:table-cell/>
          <table:table-cell table:style-name="ce35"/>
          <table:table-cell office:value-type="string">
            <text:p>Integrated</text:p>
          </table:table-cell>
          <table:table-cell office:value-type="string">
            <text:p>Okay</text:p>
          </table:table-cell>
        </table:table-row>
        <table:table-row table:style-name="ro1">
          <table:table-cell/>
          <table:table-cell table:style-name="ce35"/>
          <table:table-cell office:value-type="string">
            <text:p>Cut</text:p>
          </table:table-cell>
          <table:table-cell table:style-name="ce35"/>
        </table:table-row>
      </table:table>
      <table:database-ranges>
        <table:database-range table:name="Priority" table:target-range-address="Sheet3.B3:Sheet3.B5" table:on-update-keep-styles="true" table:on-update-keep-size="false"/>
        <table:database-range table:name="QAStatus" table:target-range-address="Sheet3.D3:Sheet3.D6" table:on-update-keep-styles="true" table:on-update-keep-size="false"/>
        <table:database-range table:name="State" table:target-range-address="Sheet3.C3:Sheet3.C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3333"/>
      <style:text-properties fo:font-weight="normal"/>
    </style:style>
    <style:style style:name="Yellow" style:family="table-cell" style:parent-style-name="Default">
      <style:table-cell-properties fo:background-color="#ffff99"/>
    </style:style>
    <style:style style:name="Green" style:family="table-cell" style:parent-style-name="Yellow">
      <style:table-cell-properties fo:background-color="#99ff66"/>
    </style:style>
    <style:style style:name="Blue" style:family="table-cell" style:parent-style-name="Default">
      <style:table-cell-properties fo:background-color="#6699cc"/>
    </style:style>
    <style:style style:name="Cut" style:family="table-cell" style:parent-style-name="Blue">
      <style:table-cell-properties fo:background-color="#dddddd"/>
      <style:text-properties style:text-line-through-style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1">2020-11-01</text:date>, <text:time>01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6:24:53.47</meta:creation-date>
    <dc:date>2020-11-01T01:38:05.85</dc:date>
    <meta:editing-duration>PT49M41S</meta:editing-duration>
    <meta:editing-cycles>7</meta:editing-cycles>
    <meta:generator>OpenOffice/4.1.7$Win32 OpenOffice.org_project/417m1$Build-9800</meta:generator>
    <meta:document-statistic meta:table-count="3" meta:cell-count="233" meta:object-count="0"/>
  </office:meta>
</office:document-meta>
</file>